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fb1" officeooo:paragraph-rsid="00176fb1"/>
    </style:style>
    <style:style style:name="P2" style:family="paragraph" style:parent-style-name="Standard">
      <style:text-properties officeooo:rsid="00183955" officeooo:paragraph-rsid="00183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 L</text:p>
      <text:p text:style-name="P1">BPJ Lesson 33</text:p>
      <text:p text:style-name="P1"/>
      <text:p text:style-name="P2">public static void main(String args[ ])</text:p>
      <text:p text:style-name="P2">{</text:p>
      <text:p text:style-name="P2">MyClass theObj = new MyClass( );</text:p>
      <text:p text:style-name="P2">theObj.gravy = 107.43;</text:p>
      <text:p text:style-name="P2">String s = “hello”;</text:p>
      <text:p text:style-name="P2">int xray[] = {1, 2, 3, 4, 5};</text:p>
      <text:p text:style-name="P2">double floozy = 97.4;</text:p>
      <text:p text:style-name="P2">myMethod(floozy, theObj, xray, s );<text:tab/><text:tab/></text:p>
      <text:p text:style-name="P2">System.out.println(floozy); // Problem 1:</text:p>
      <text:p text:style-name="P2">System.out.println(theObj.gravy); //Problem 2:</text:p>
      <text:p text:style-name="P2">System.out.println(xray[2]); //Problem 3:</text:p>
      <text:p text:style-name="P2">System.out.println(s); //Problem 4:</text:p>
      <text:p text:style-name="P2">}</text:p>
      <text:p text:style-name="P2">public static void myMethod(double floozy, MyClass anObj, int a[ ], String s)</text:p>
      <text:p text:style-name="P2">{</text:p>
      <text:p text:style-name="P2">floozy = 13.1;<text:tab/><text:tab/><text:tab/>//does not reference</text:p>
      <text:p text:style-name="P2">anObj.gravy = 10.001;<text:tab/>// changes theObj.gravy to 10.001</text:p>
      <text:p text:style-name="P2">a[2] = 100;<text:tab/><text:tab/><text:tab/>//xray[2] = 100</text:p>
      <text:p text:style-name="P2">s = “good bye”;<text:tab/><text:tab/>//does not reference</text:p>
      <text:p text:style-name="P2"/>
      <text:p text:style-name="P2">prints:</text:p>
      <text:p text:style-name="P2"/>
      <text:p text:style-name="P2">97.4</text:p>
      <text:p text:style-name="P2">10.001</text:p>
      <text:p text:style-name="P2">100</text:p>
      <text:p text:style-name="P2">hell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1:08:41.187805911</meta:creation-date>
    <dc:date>2016-11-22T11:11:57.951396562</dc:date>
    <meta:editing-duration>PT3M1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101" meta:character-count="644" meta:non-whitespace-character-count="562"/>
  </office:meta>
</office:document-meta>
</file>